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É Substituído Por</text:p>
          </table:table-cell>
          <table:table-cell office:value-type="string" calcext:value-type="string">
            <text:p>Um recurso relacionado que suplanta, desloca ou suplanta o recurso descrito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É Formato De</text:p>
          </table:table-cell>
          <table:table-cell office:value-type="string" calcext:value-type="string">
            <text:p>Um recurso relacionado pré-existente que é substancialmente o mesmo que o recurso descrito, mas em outro formato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z Parte De</text:p>
          </table:table-cell>
          <table:table-cell office:value-type="string" calcext:value-type="string">
            <text:p>Um recurso relacionado no qual o recurso descrito está fisicamente ou logicamente incluído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É Referenciado Por</text:p>
          </table:table-cell>
          <table:table-cell office:value-type="string" calcext:value-type="string">
            <text:p>Um recurso relacionado que se referencia, cita ou, de outra forma, aponta para o recurso descrito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É Necessário Por</text:p>
          </table:table-cell>
          <table:table-cell office:value-type="string" calcext:value-type="string">
            <text:p>Um recurso relacionado que requer o recurso descrito para suportar sua função, entrega ou coerência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É Versão De</text:p>
          </table:table-cell>
          <table:table-cell office:value-type="string" calcext:value-type="string">
            <text:p>Um recurso relacionado do qual o recurso descrito é uma versão, edição ou adaptação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m Formato</text:p>
          </table:table-cell>
          <table:table-cell office:value-type="string" calcext:value-type="string">
            <text:p>Um recurso relacionado que é substancialmente o mesmo que o recurso descrito pré-existente, mas em outro formato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m Parte</text:p>
          </table:table-cell>
          <table:table-cell office:value-type="string" calcext:value-type="string">
            <text:p>Um recurso relacionado que é incluído fisicamente ou logicamente no recurso descrito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m Versão</text:p>
          </table:table-cell>
          <table:table-cell office:value-type="string" calcext:value-type="string">
            <text:p>Um recurso relacionado que é uma versão, edição ou adaptação do recurso descrito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00-00-00</text:date>, <text:time style:data-style-name="N2" text:time-value="21:43:15.241099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5:11:35.710802059</meta:creation-date>
    <dc:date>2021-03-18T21:44:45.931821557</dc:date>
    <meta:editing-duration>PT2M41S</meta:editing-duration>
    <meta:editing-cycles>2</meta:editing-cycles>
    <meta:generator>LibreOffice/6.4.6.2$Linux_X86_64 LibreOffice_project/40$Build-2</meta:generator>
    <meta:document-statistic meta:table-count="1" meta:cell-count="30" meta:object-count="0"/>
  </office:meta>
</office:document-meta>
</file>